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PostfieldElementImpl.WMLPostfield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ostfield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ostfield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ostfield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Postfield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ostfield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ostfieldElementImpl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ostfield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PostfieldElementImpl.set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